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column table:style-name="co7" table:number-columns-repeated="1017" table:default-cell-style-name="ce9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அராஜகம் 1000</text:p>
          </table:table-cell>
          <table:table-cell office:value-type="string" calcext:value-type="string">
            <text:p>அராத்து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பா</text:p>
          </table:table-cell>
          <table:table-cell office:value-type="date" office:date-value="2021-01-27" calcext:value-type="date">
            <text:p>27 Jan 202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அதிகாரம் அமைதி சுதந்திர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9" calcext:value-type="date">
            <text:p>29 Jan 2021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இன்று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31" calcext:value-type="date">
            <text:p>31 Jan 202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கர்னலின் நாற்காலி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341" calcext:value-type="float">
            <text:p>34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07" calcext:value-type="date">
            <text:p>07 Feb 202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ரப்பர்</text:p>
          </table:table-cell>
          <table:table-cell office:value-type="string" calcext:value-type="string">
            <text:p>ஜெயமோகன்</text:p>
          </table:table-cell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14" calcext:value-type="date">
            <text:p>14 Feb 202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அமிர்தம்</text:p>
          </table:table-cell>
          <table:table-cell office:value-type="string" calcext:value-type="string">
            <text:p>தி. ஜானகிராமன்</text:p>
          </table:table-cell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16" calcext:value-type="date">
            <text:p>16 Feb 202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கனவு, கேப்பச்சினோ, கொஞ்சம் சாட்டிங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2-19" calcext:value-type="date">
            <text:p>19 Feb 202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ஒற்றன்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நீலச்சக்கரம் கொண்ட மஞ்சள் பேருந்த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கலையும் போலிய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3-08" calcext:value-type="date">
            <text:p>08 Mar 2021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formula="of:=SUM([.E1:.E13])" office:value-type="float" office:value="1913" calcext:value-type="float">
            <text:p>1913</text:p>
          </table:table-cell>
          <table:table-cell table:number-columns-repeated="1019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20:37:16.024945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3-08T20:38:04.146672232</dc:date>
    <meta:editing-duration>PT4H50M47S</meta:editing-duration>
    <meta:editing-cycles>80</meta:editing-cycles>
    <meta:document-statistic meta:table-count="1" meta:cell-count="92" meta:object-count="0"/>
  </office:meta>
</office:document-meta>
</file>